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398in" fo:orphans="2" fo:widows="2" fo:text-indent="0in" style:auto-text-indent="false"/>
    </style:style>
    <style:style style:name="P2" style:family="paragraph" style:parent-style-name="Table_20_Contents">
      <style:paragraph-properties fo:padding="0in" fo:border="none"/>
    </style:style>
    <style:style style:name="P3" style:family="paragraph" style:parent-style-name="Table_20_Contents">
      <style:paragraph-properties fo:text-align="center" style:justify-single-word="false" fo:padding="0in" fo:border="none"/>
      <style:text-properties fo:color="#0645ad" style:text-line-through-style="none" style:text-underline-style="none" style:text-blinking="false"/>
    </style:style>
    <style:style style:name="T1" style:family="text">
      <style:text-properties fo:font-style="italic"/>
    </style:style>
    <style:style style:name="T2" style:family="text">
      <style:text-properties fo:color="#0645ad" style:text-line-through-style="none" style:text-underline-style="none" style:text-blinking="false"/>
    </style:style>
    <style:style style:name="T3" style:family="text">
      <style:text-properties fo:color="#0645ad" style:text-line-through-style="none" style:text-underline-style="none" fo:font-weight="bold" style:text-blinking="false"/>
    </style:style>
    <style:style style:name="T4" style:family="text">
      <style:text-properties fo:font-variant="normal" fo:text-transform="none" fo:color="#000000" style:font-name="sans-serif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font-size="11.25pt" fo:letter-spacing="normal" fo:font-style="normal" fo:font-weight="bold"/>
    </style:style>
    <style:style style:name="T6" style:family="text">
      <style:text-properties fo:font-variant="normal" fo:text-transform="none" fo:color="#0645ad" style:text-line-through-style="none" style:font-name="sans-serif" fo:font-size="11.25pt" fo:letter-spacing="normal" fo:font-style="normal" style:text-underline-style="none" fo:font-weight="normal" style:text-blinking="false"/>
    </style:style>
    <style:style style:name="T7" style:family="text">
      <style:text-properties fo:font-weight="bold"/>
    </style:style>
    <style:style style:name="T8" style:family="text">
      <style:text-properties fo:font-size="10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cialization</text:p>
      <text:p text:style-name="Standard"/>
      <text:p text:style-name="Standard">Meaning from Wikipedia:</text:p>
      <text:p text:style-name="Standard">‘the means by which social and cultural continuity are attained’ </text:p>
      <text:p text:style-name="Standard"/>
      <text:p text:style-name="Standard">“Scientific research provides strong evidence that people are shaped by both social influences <text:span text:style-name="T1">and</text:span> their hard-wired biological makeup.”~Wikipedia</text:p>
      <text:p text:style-name="Standard"/>
      <text:p text:style-name="Standard">Gene-Environment Correlation(Wikipedia)</text:p>
      <text:p text:style-name="Standard"/>
      <text:p text:style-name="P1"><text:span text:style-name="T4">Gene-environment correlations can arise by both causal and non-causal mechanisms.</text:span><text:a xlink:type="simple" xlink:href="#cite_note-Jaffee2007-0"><text:span text:style-name="T6"> </text:span></text:a><text:span text:style-name="T4">Of principal interest are the causal mechanisms, which indicate genetic control over environmental exposure. </text:span></text:p>
      <text:p text:style-name="Text_20_body">Genetic variants influence environmental exposure indirectly via behavior. Three causal mechanisms giving rise to gene-environment correlations have been described.</text:p>
      <text:p text:style-name="List_20_Contents">(I) Passive gene-environment correlation refers to the association between the genotype a child inherits from her parents and the environment in which the child is raised. Parents create a home environment that is influenced by their own heritable characteristics. Biological parents also pass on genetic material to their children. When the <text:s/>genotypes of children also influences their behavioral or cognitive outcomes, the result can be a spurious relationship between environment and outcome. For example, because parents who have histories of antisocial behavior (which is moderately heritable) are at elevated risk of abusing their children, a case can be made for saying that maltreatment may be a marker for genetic risk that parents transmit to children rather than a causal risk factor for conduct problems children.</text:p>
      <text:p text:style-name="List_20_Contents">(ii) Evocative (or reactive) gene-environment correlation happens when an individual's (heritable) behavior evokes an environmental response. For example, the association between marital conflict and depression may reflect the tensions that arise when engaging with a depressed spouse rather than a causal effect of marital conflict on risk for depression.</text:p>
      <text:p text:style-name="List_20_Contents">(iii) Active gene-environment correlation occurs when an individual possesses a heritable propensity to select environmental exposure. For example, individuals who are characteristically extroverted may seek out very different social environments than those who are shy and withdrawn.</text:p>
      <text:p text:style-name="Standard"/>
      <text:p text:style-name="Text_20_body">Gene–environment interaction(Wikipedia)</text:p>
      <text:p text:style-name="Text_20_body">(or genotype–environment interaction or GxE) is the phenotype effect of interactions between genes and the environment.</text:p>
      <text:p text:style-name="Text_20_body"><text:line-break/>Socialization, however, is not a normative term:</text:p>
      <text:p text:style-name="Text_20_body">To "socialise" may also mean simply to associate or mingle with people socially.</text:p>
      <text:p text:style-name="Text_20_body">Primary socialization Primary socialization occurs when a child learns the attitudes, values, and actions appropriate to individuals as members of a particular culture.</text:p>
      <text:p text:style-name="Text_20_body">Secondary socialization Secondary socialization refers to the process of learning what is appropriate behavior as a member of a smaller group within the larger society. It is usually associated with teenagers and adults, and involves smaller changes than those occurring in primary socialization. eg. entering a new profession, relocating to a new environment or society.</text:p>
      <text:p text:style-name="Text_20_body">Developmental socialization Developmental socialization is the process of learning behavior in a social <text:soft-page-break/>institution or developing your social skills.</text:p>
      <text:p text:style-name="Text_20_body">Anticipatory socialization Anticipatory socialization refers to the processes of socialization in which a person "rehearses" for future positions, occupations, and social relationsh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vindranath Akila</meta:initial-creator>
    <meta:creation-date>2010-07-02T09:27:26.14</meta:creation-date>
    <dc:date>2010-07-03T12:21:34.40</dc:date>
    <dc:creator>Ravindranath Akila</dc:creator>
    <meta:editing-duration>PT26H54M17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2" meta:paragraph-count="18" meta:word-count="447" meta:character-count="3265"/>
  </office:meta>
</office:document-meta>
</file>